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dddddd" draw:opacity="100%" draw:opacity-name="" draw:textarea-horizontal-align="justify" draw:textarea-vertical-align="bottom" draw:auto-grow-height="false" fo:min-height="6.25cm" fo:min-width="5.6cm" draw:shadow="visible" draw:shadow-offset-x="0.141cm" draw:shadow-offset-y="0.141cm" draw:shadow-opacity="50%"/>
    </style:style>
    <style:style style:name="gr2" style:family="graphic" style:parent-style-name="standard">
      <style:graphic-properties draw:stroke="solid" svg:stroke-color="#f3715a" draw:fill="gradient" draw:fill-color="#f7a19a" draw:fill-gradient-name="Gradient_20_5" draw:textarea-horizontal-align="justify" draw:textarea-vertical-align="middle" draw:auto-grow-height="false" fo:min-height="1.826cm" fo:min-width="3.676cm" draw:shadow="visible" draw:shadow-offset-x="0.071cm" draw:shadow-offset-y="0.071cm" draw:shadow-color="#6a1816"/>
    </style:style>
    <style:style style:name="gr3" style:family="graphic" style:parent-style-name="standard">
      <style:graphic-properties draw:stroke="none" draw:fill="gradient" draw:fill-color="#f7a19a" draw:fill-gradient-name="Gradient_20_5" draw:textarea-horizontal-align="justify" draw:textarea-vertical-align="middle" draw:auto-grow-height="false" fo:min-height="1.826cm" fo:min-width="3.676cm" draw:shadow="visible" draw:shadow-offset-x="0.071cm" draw:shadow-offset-y="0.071cm" draw:shadow-color="#95231f"/>
    </style:style>
    <style:style style:name="gr4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1.236cm" fo:min-width="2.682cm" draw:shadow="visible" draw:shadow-offset-x="0.071cm" draw:shadow-offset-y="0.071cm" draw:shadow-color="#2b511a"/>
    </style:style>
    <style:style style:name="gr5" style:family="graphic" style:parent-style-name="objectwithoutfill">
      <style:graphic-properties svg:stroke-width="0.018cm" draw:marker-start-width="0.226cm" draw:marker-end="Arrow" draw:marker-end-width="0.326cm" draw:fill="none" draw:textarea-vertical-align="middle" fo:padding-top="0.133cm" fo:padding-bottom="0.133cm" fo:padding-left="0.258cm" fo:padding-right="0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666666" draw:fill="solid" draw:fill-color="#dddddd" draw:opacity="100%" draw:opacity-name="" draw:textarea-horizontal-align="justify" draw:textarea-vertical-align="top" draw:auto-grow-height="false" fo:min-height="6.25cm" fo:min-width="17.619cm" draw:shadow="visible" draw:shadow-offset-x="0.141cm" draw:shadow-offset-y="0.141cm" draw:shadow-opacity="50%"/>
    </style:style>
    <style:style style:name="gr8" style:family="graphic" style:parent-style-name="standard">
      <style:graphic-properties svg:stroke-color="#d99116" draw:fill="gradient" draw:fill-gradient-name="Gradient_20_12" draw:textarea-horizontal-align="justify" draw:textarea-vertical-align="middle" draw:auto-grow-height="false" fo:min-height="1.908cm" fo:min-width="3.658cm" draw:shadow="visible" draw:shadow-offset-x="0.071cm" draw:shadow-offset-y="0.071cm" draw:shadow-color="#684703"/>
    </style:style>
    <style:style style:name="gr9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1.508cm" fo:min-width="2.798cm" draw:shadow="visible" draw:shadow-offset-x="0.071cm" draw:shadow-offset-y="0.071cm" draw:shadow-color="#2b511a"/>
    </style:style>
    <style:style style:name="P1" style:family="paragraph">
      <style:paragraph-properties fo:text-align="start"/>
      <style:text-properties style:font-name="Arial Rounded MT Bold"/>
    </style:style>
    <style:style style:name="P2" style:family="paragraph">
      <loext:graphic-properties draw:fill="solid" draw:fill-color="#dddddd" draw:opacity="100%"/>
      <style:paragraph-properties fo:text-align="start"/>
      <style:text-properties style:font-name="Arial Rounded MT Bold"/>
    </style:style>
    <style:style style:name="P3" style:family="paragraph">
      <style:paragraph-properties fo:text-align="end"/>
      <style:text-properties style:font-name="Arial Rounded MT Bold"/>
    </style:style>
    <style:style style:name="P4" style:family="paragraph">
      <loext:graphic-properties draw:fill="solid" draw:fill-color="#dddddd" draw:opacity="100%"/>
      <style:paragraph-properties fo:text-align="end"/>
      <style:text-properties style:font-name="Arial Rounded MT Bold"/>
    </style:style>
    <style:style style:name="P5" style:family="paragraph">
      <style:paragraph-properties fo:text-align="center"/>
      <style:text-properties style:font-name="Arial1" fo:font-size="16pt" style:font-size-asian="16pt" style:font-size-complex="16pt"/>
    </style:style>
    <style:style style:name="P6" style:family="paragraph">
      <loext:graphic-properties draw:fill="gradient" draw:fill-color="#f7a19a" draw:fill-gradient-name="Gradient_20_5"/>
      <style:paragraph-properties fo:text-align="center"/>
      <style:text-properties style:font-name="Aria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1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Arial" fo:font-size="16pt" style:font-size-asian="16pt" style:font-size-complex="16pt"/>
    </style:style>
    <style:style style:name="P11" style:family="paragraph">
      <loext:graphic-properties draw:fill="gradient" draw:fill-gradient-name="Gradient_20_12"/>
      <style:paragraph-properties fo:text-align="center"/>
      <style:text-properties style:font-name="Arial" fo:font-size="16pt" style:font-size-asian="16pt" style:font-size-complex="16pt"/>
    </style:style>
    <style:style style:name="T1" style:family="text">
      <style:text-properties style:font-name="Arial Rounded MT Bold"/>
    </style:style>
    <style:style style:name="T2" style:family="text">
      <style:text-properties style:font-name="Arial1" fo:font-size="16pt" style:font-size-asian="16pt" style:font-size-complex="16pt"/>
    </style:style>
    <style:style style:name="T3" style:family="text">
      <style:text-properties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6.5cm" svg:x="1.4cm" svg:y="19.77cm">
          <text:p text:style-name="P1"><text:span text:style-name="T1">Party 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1cm" svg:height="6.5cm" svg:x="13.4cm" svg:y="19.77cm">
          <text:p text:style-name="P3"><text:span text:style-name="T1">Party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4cm" svg:height="2.3cm" svg:x="2.25cm" svg:y="22.888cm">
          <text:p text:style-name="P5"><text:span text:style-name="T2">Personally</text:span><text:span text:style-name="T2"><text:line-break/></text:span><text:span text:style-name="T2">Identifiable</text:span><text:span text:style-name="T2"><text:line-break/></text:span><text:span text:style-name="T2">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4.4cm" svg:height="2.3cm" svg:x="14.236cm" svg:y="22.888cm">
          <text:p text:style-name="P5"><text:span text:style-name="T2">Personally</text:span><text:span text:style-name="T2"><text:line-break/></text:span><text:span text:style-name="T2">Identifiable</text:span><text:span text:style-name="T2"><text:line-break/></text:span><text:span text:style-name="T2">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4.5cm" svg:height="2.1cm" svg:x="2.2cm" svg:y="20.05cm">
          <text:p text:style-name="P7"><text:span text:style-name="T3">Encoder</text:span></text:p>
          <text:p text:style-name="P7"><text:span text:style-name="T3">(</text:span><text:span text:style-name="T3"><text:a xlink:href="https://github.com/n1analytics/clkhash" xlink:type="simple">clkhash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4.5cm" svg:height="2.1cm" svg:x="14.186cm" svg:y="20.05cm">
          <text:p text:style-name="P7"><text:span text:style-name="T3">Encoder</text:span></text:p>
          <text:p text:style-name="P7"><text:span text:style-name="T3">(</text:span><text:span text:style-name="T3"><text:a xlink:href="https://github.com/n1analytics/clkhash" xlink:type="simple">clkhash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4.45cm" svg:y1="22.888cm" svg:x2="4.45cm" svg:y2="22.15cm" draw:start-shape="id1" draw:start-glue-point="0" draw:end-shape="id2" draw:end-glue-point="8" svg:d="M4450 22888v-738" svg:viewBox="0 0 1 739">
          <text:p/>
        </draw:connector>
        <draw:connector draw:style-name="gr6" draw:text-style-name="P9" draw:layer="layout" svg:x1="16.436cm" svg:y1="22.888cm" svg:x2="16.436cm" svg:y2="22.15cm" draw:start-shape="id3" draw:start-glue-point="0" draw:end-shape="id4" draw:end-glue-point="8" svg:d="M16436 22888v-738" svg:viewBox="0 0 1 739">
          <text:p/>
        </draw:connector>
        <draw:custom-shape draw:style-name="gr7" draw:text-style-name="P2" draw:layer="layout" svg:width="18.119cm" svg:height="6.5cm" svg:x="1.381cm" svg:y="12.8cm">
          <text:p text:style-name="P1"><text:span text:style-name="T1">Entity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5" draw:id="id5" draw:layer="layout" svg:width="4.39cm" svg:height="2.39cm" svg:x="2.3cm" svg:y="16.148cm">
          <text:p text:style-name="P10"><text:span text:style-name="T3">Anonymous </text:span><text:span text:style-name="T3"><text:line-break/></text:span><text:span text:style-name="T3">Linking Codes</text:span></text:p>
          <text:p text:style-name="P10"><text:span text:style-name="T3">(CLK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6" draw:id="id6" draw:layer="layout" svg:width="4.39cm" svg:height="2.39cm" svg:x="14.241cm" svg:y="16.148cm">
          <text:p text:style-name="P10"><text:span text:style-name="T3">Anonymous </text:span><text:span text:style-name="T3"><text:line-break/></text:span><text:span text:style-name="T3">Linking Codes</text:span></text:p>
          <text:p text:style-name="P10"><text:span text:style-name="T3">(CLK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7" draw:id="id7" draw:layer="layout" svg:width="4.664cm" svg:height="2.486cm" svg:x="8.181cm" svg:y="16.1cm">
          <text:p text:style-name="P7"><text:span text:style-name="T3">Probabilistic</text:span><text:span text:style-name="T3"><text:line-break/></text:span><text:span text:style-name="T3">Matcher</text:span></text:p>
          <text:p text:style-name="P7"><text:span text:style-name="T3">(</text:span><text:span text:style-name="T3"><text:a xlink:href="https://github.com/n1analytics/anonlink/" xlink:type="simple">anonlink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4.45cm" svg:y1="20.05cm" svg:x2="4.495cm" svg:y2="18.538cm" draw:start-shape="id2" draw:start-glue-point="4" draw:end-shape="id5" draw:end-glue-point="2" svg:d="M4450 20050v-720h45v-792" svg:viewBox="0 0 46 1513">
          <text:p/>
        </draw:connector>
        <draw:connector draw:style-name="gr6" draw:text-style-name="P9" draw:layer="layout" svg:x1="16.436cm" svg:y1="20.05cm" svg:x2="16.436cm" svg:y2="18.538cm" draw:start-shape="id4" draw:start-glue-point="4" draw:end-shape="id6" draw:end-glue-point="2" svg:d="M16436 20050v-1512" svg:viewBox="0 0 1 1513">
          <text:p/>
        </draw:connector>
        <draw:connector draw:style-name="gr6" draw:text-style-name="P9" draw:layer="layout" svg:x1="6.69cm" svg:y1="17.343cm" svg:x2="8.181cm" svg:y2="17.343cm" draw:start-shape="id5" draw:start-glue-point="1" draw:end-shape="id7" draw:end-glue-point="6" svg:d="M6690 17343h1491" svg:viewBox="0 0 1492 1">
          <text:p/>
        </draw:connector>
        <draw:connector draw:style-name="gr6" draw:text-style-name="P9" draw:layer="layout" svg:x1="14.241cm" svg:y1="17.343cm" svg:x2="12.845cm" svg:y2="17.343cm" draw:start-shape="id6" draw:start-glue-point="3" draw:end-shape="id7" draw:end-glue-point="10" svg:d="M14241 17343h-1396" svg:viewBox="0 0 13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e0efd4" draw:end-color="#c2e0ae" draw:start-intensity="100%" draw:end-intensity="100%" draw:angle="0" draw:border="0%"/>
    <draw:gradient draw:name="Gradient_20_11" draw:display-name="Gradient 11" draw:style="linear" draw:start-color="#ffe5ca" draw:end-color="#ffdaa2" draw:start-intensity="100%" draw:end-intensity="100%" draw:angle="300" draw:border="0%"/>
    <draw:gradient draw:name="Gradient_20_12" draw:display-name="Gradient 12" draw:style="linear" draw:start-color="#ffe5ca" draw:end-color="#ffdaa2" draw:start-intensity="100%" draw:end-intensity="100%" draw:angle="0" draw:border="0%"/>
    <draw:gradient draw:name="Gradient_20_5" draw:display-name="Gradient 5" draw:style="linear" draw:start-color="#fcd3c1" draw:end-color="#f8aa97" draw:start-intensity="100%" draw:end-intensity="100%" draw:angle="0" draw:border="0%"/>
    <draw:gradient draw:name="Tango_20_Green" draw:display-name="Tango Green" draw:style="linear" draw:start-color="#ffe5ca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0:53:59.151647410</meta:creation-date>
    <dc:date>2018-03-26T12:04:56.827862244</dc:date>
    <meta:editing-duration>PT10M10S</meta:editing-duration>
    <meta:editing-cycles>1</meta:editing-cycles>
    <meta:document-statistic meta:object-count="16"/>
    <meta:generator>LibreOffice/6.0.2.1$MacOSX_X86_64 LibreOffice_project/f7f06a8f319e4b62f9bc5095aa112a65d2f3ac89</meta:generator>
  </office:meta>
</office:document-meta>
</file>